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709cm" fo:margin-left="0cm" table:align="left"/>
    </style:style>
    <style:style style:name="Таблица1.A" style:family="table-column">
      <style:table-column-properties style:column-width="0.905cm"/>
    </style:style>
    <style:style style:name="Таблица1.B" style:family="table-column">
      <style:table-column-properties style:column-width="3.194cm"/>
    </style:style>
    <style:style style:name="Таблица1.C" style:family="table-column">
      <style:table-column-properties style:column-width="6.292cm"/>
    </style:style>
    <style:style style:name="Таблица1.D" style:family="table-column">
      <style:table-column-properties style:column-width="5.81cm"/>
    </style:style>
    <style:style style:name="Таблица1.E" style:family="table-column">
      <style:table-column-properties style:column-width="4.695cm"/>
    </style:style>
    <style:style style:name="Таблица1.F" style:family="table-column">
      <style:table-column-properties style:column-width="4.812cm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font-weight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3fa2b5" officeooo:paragraph-rsid="003fa2b5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8f11" officeooo:paragraph-rsid="003e8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8f11" officeooo:paragraph-rsid="003e8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842" officeooo:paragraph-rsid="0043e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2b5" officeooo:paragraph-rsid="003fa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9d2" officeooo:paragraph-rsid="00422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1058" officeooo:paragraph-rsid="0043e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1058" officeooo:paragraph-rsid="00451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e8f11" officeooo:paragraph-rsid="003e8f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e8f11" officeooo:paragraph-rsid="003e8f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officeooo:paragraph-rsid="004229d2"/>
    </style:style>
    <style:style style:name="P16" style:family="paragraph" style:parent-style-name="Table_20_Contents">
      <style:paragraph-properties fo:text-align="start" style:justify-single-word="false"/>
      <style:text-properties officeooo:paragraph-rsid="0043e842"/>
    </style:style>
    <style:style style:name="P17" style:family="paragraph" style:parent-style-name="Table_20_Contents">
      <style:paragraph-properties fo:text-align="start" style:justify-single-word="false"/>
      <style:text-properties officeooo:paragraph-rsid="00451058"/>
    </style:style>
    <style:style style:name="P18" style:family="paragraph" style:parent-style-name="Table_20_Contents">
      <style:paragraph-properties fo:text-align="start" style:justify-single-word="false"/>
      <style:text-properties officeooo:paragraph-rsid="004a5d8d"/>
    </style:style>
    <style:style style:name="P19" style:family="paragraph" style:parent-style-name="Table_20_Contents">
      <style:paragraph-properties fo:text-align="start" style:justify-single-word="false"/>
      <style:text-properties officeooo:rsid="003fa2b5" officeooo:paragraph-rsid="003fa2b5"/>
    </style:style>
    <style:style style:name="P20" style:family="paragraph" style:parent-style-name="Table_20_Contents">
      <style:paragraph-properties fo:text-align="start" style:justify-single-word="false"/>
      <style:text-properties officeooo:rsid="00451058" officeooo:paragraph-rsid="00451058"/>
    </style:style>
    <style:style style:name="P21" style:family="paragraph" style:parent-style-name="Table_20_Contents">
      <style:paragraph-properties fo:text-align="start" style:justify-single-word="false"/>
      <style:text-properties officeooo:rsid="0045ddcc" officeooo:paragraph-rsid="0045ddcc"/>
    </style:style>
    <style:style style:name="P22" style:family="paragraph" style:parent-style-name="Table_20_Contents">
      <style:paragraph-properties fo:text-align="start" style:justify-single-word="false"/>
      <style:text-properties officeooo:rsid="004a5d8d" officeooo:paragraph-rsid="004a5d8d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9d2" officeooo:paragraph-rsid="004a5d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842" officeooo:paragraph-rsid="0043e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c21ac" officeooo:paragraph-rsid="004c21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ext_20_body">
      <style:text-properties officeooo:rsid="004c21ac" officeooo:paragraph-rsid="004c21ac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d100"/>
    </style:style>
    <style:style style:name="T4" style:family="text">
      <style:text-properties officeooo:rsid="003e8f11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8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1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5d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e8f11" style:font-weight-asian="normal" style:font-weight-complex="normal"/>
    </style:style>
    <style:style style:name="T16" style:family="text">
      <style:text-properties officeooo:rsid="00439e2d"/>
    </style:style>
    <style:style style:name="T17" style:family="text">
      <style:text-properties officeooo:rsid="0043e842"/>
    </style:style>
    <style:style style:name="T18" style:family="text">
      <style:text-properties officeooo:rsid="0045ddcc"/>
    </style:style>
    <style:style style:name="T19" style:family="text">
      <style:text-properties officeooo:rsid="004a5d8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Самостоятельная работа №<text:span text:style-name="T4">5</text:span></text:h>
      <text:h text:style-name="Heading_20_2" text:outline-level="2"><text:span text:style-name="T16">Задание 1: </text:span><text:span text:style-name="T15">С</text:span><text:span text:style-name="T14">равнительн</text:span><text:span text:style-name="T15">ая</text:span><text:span text:style-name="T14"> таблиц</text:span><text:span text:style-name="T15">а</text:span><text:span text:style-name="T14"> «Операционные системы»</text:span>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 table:style-name="TableLine94257237489984">
            <table:table-cell table:style-name="Таблица1.A1" office:value-type="string">
              <text:p text:style-name="P13">№</text:p>
            </table:table-cell>
            <table:table-cell table:style-name="Таблица1.A1" office:value-type="string">
              <text:p text:style-name="P13">Операционная система</text:p>
            </table:table-cell>
            <table:table-cell table:style-name="Таблица1.A1" office:value-type="string">
              <text:p text:style-name="P13">Системные требования</text:p>
            </table:table-cell>
            <table:table-cell table:style-name="Таблица1.A1" office:value-type="string">
              <text:p text:style-name="P13">Безопасность</text:p>
            </table:table-cell>
            <table:table-cell table:style-name="Таблица1.A1" office:value-type="string">
              <text:p text:style-name="P13">Процесс установки и настройки</text:p>
            </table:table-cell>
            <table:table-cell table:style-name="Таблица1.F1" office:value-type="string">
              <text:p text:style-name="P13">Стабильность</text:p>
            </table:table-cell>
          </table:table-row>
        </table:table-header-rows>
        <table:table-row table:style-name="TableLine94257238540208">
          <table:table-cell table:style-name="Таблица1.A2" office:value-type="string">
            <text:p text:style-name="P7">1</text:p>
          </table:table-cell>
          <table:table-cell table:style-name="Таблица1.A2" office:value-type="string">
            <text:p text:style-name="P7">Windows</text:p>
          </table:table-cell>
          <table:table-cell table:style-name="Таблица1.C2" office:value-type="string">
            <text:p text:style-name="P9">Windows — наиболее популярная ОС для настольных ПК, поэтому поддерживает практически все существующее на рынке оборудование.</text:p>
            <text:p text:style-name="P9"/>
            <text:p text:style-name="P19"><text:span text:style-name="T5">Системные требования разнятся в зависимости от версии. <text:line-break/></text:span><text:span text:style-name="T11">Требования для Windows 10:</text:span></text:p>
            <text:p text:style-name="P5">Процессор</text:p>
            <text:p text:style-name="Standard">Процессор с час<text:span text:style-name="T14">тотой 1 ГГц</text:span></text:p>
            <text:p text:style-name="P4">ОЗУ</text:p>
            <text:p text:style-name="Standard">1 гигабайт (ГБ) для 32-разрядных систем или 2 ГБ для 64-разрядных систем</text:p>
            <text:p text:style-name="P4">Место на жестком диске</text:p>
            <text:p text:style-name="Standard">16 ГБ для 32-разрядных систем или 32 ГБ для 64-разрядных систем </text:p>
            <text:p text:style-name="Standard"><text:span text:style-name="T12">Видеоадаптер </text:span>DirectX 9 или <text:soft-page-break/>более поздней версии с драйвером WDDM 1.0 </text:p>
            <text:p text:style-name="Standard"><text:span text:style-name="T12">Дисплей </text:span>800 x 600 </text:p>
          </table:table-cell>
          <table:table-cell table:style-name="Таблица1.C2" office:value-type="string">
            <text:p text:style-name="P10">В системе постоянно находят уязвимости, исправлять которые приходится инженерам Microsoft, из-за чего исправления часто задерживаются. Данная проблема характерна для всех продуктов с закрытым исходным кодом.</text:p>
            <text:p text:style-name="P10"/>
            <text:p text:style-name="P25">Тем не менее, система очень популярна и потому регулярно получает обновления безопасности. <text:line-break/></text:p>
            <text:p text:style-name="P22"><text:span text:style-name="T7">В</text:span><text:span text:style-name="T5">ажно также, что из-за популярности ОС под нее существует очень много вирусов.</text:span></text:p>
            <text:p text:style-name="P18"><text:span text:style-name="T7"><text:line-break/></text:span><text:soft-page-break/><text:span text:style-name="T10">Относительно других рассматриваемых ОС система не очень безопасна.</text:span></text:p>
          </table:table-cell>
          <table:table-cell table:style-name="Таблица1.C2" office:value-type="string">
            <text:p text:style-name="P9">Стандартный процесс установки с загрузочного носителя занимает у опытного пользователя порядка 15 минут. В процессе можно разметить диск.<text:line-break/><text:line-break/>Первичная настройка не занимает много времени, однако установка стороннего ПО может быть затруднена отсутствием единого менеджера пакетов, каковой имеется в других рассматриваемых ОС.</text:p>
          </table:table-cell>
          <table:table-cell table:style-name="Таблица1.F2" office:value-type="string">
            <text:p text:style-name="P9">Windows известна не лучшей надежностью и стабильностью работы. Именно из-за этого она не используется в корпоративной среде за исключением рабочих станций. Впрочем, при правильной настройке, система достаточно стабильна.</text:p>
          </table:table-cell>
        </table:table-row>
        <table:table-row table:style-name="TableLine94257238544288"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7">Linux</text:p>
          </table:table-cell>
          <table:table-cell table:style-name="Таблица1.C2" office:value-type="string">
            <text:p text:style-name="P8">Поддерживает практически любое оборудование, т. к. Распространена в корпоративной среде и является открытой. Как следствие, если драйвера для какого-либо аппаратного обеспечения нет — его можно написать самому, имея соответствующие навыки и поделиться им с сообществом или внести официально в состав ядра. Этим часто занимаются профессиональные инженеры на деньги компаний, которым нужна поддержка того или иного оборудования, или члены сообщества.</text:p>
            <text:p text:style-name="P8"/>
            <text:p text:style-name="P8">Требования меняются в зависимости от дистрибутива, но по описанным выше причинам, Linux работает практически на <text:soft-page-break/>любых устройствах. По этой причине на Linux работают <text:span text:style-name="T19">не только ПК, но и</text:span> роутеры, сервера, устройства IoT, суперкомпьютеры, промышленное оборудование, <text:span text:style-name="T18">автономный транспорт</text:span> и т.д.</text:p>
          </table:table-cell>
          <table:table-cell table:style-name="Таблица1.C2" office:value-type="string">
            <text:p text:style-name="P8">По праву считается самой безопасной ОС. На то есть несколько причин:</text:p>
            <text:list xml:id="list2102576365" text:style-name="L1">
              <text:list-item>
                <text:p text:style-name="P26">Огромная популярность в корпоративной среде и на критическом оборудовании –&gt; повышенный интерес к системе аудиторов ИБ</text:p>
              </text:list-item>
              <text:list-item>
                <text:p text:style-name="P26">Открытый код и свободная лицензия –&gt; Круг людей, вовлеченных в разработку фактически не ограничен –&gt; Крайне быстрый выход исправлений уязвимостей</text:p>
              </text:list-item>
            </text:list>
          </table:table-cell>
          <table:table-cell table:style-name="Таблица1.C2" office:value-type="string">
            <text:p text:style-name="P8">Установка отличается в зависимости от дистрибутива. Некоторые дистрибутивы, такие как Ubuntu, установить не сложнее чем Windows. Однако, некоторые дистрибутивы установить под силу только опытным пользователям.</text:p>
            <text:p text:style-name="P8"/>
            <text:p text:style-name="P16"><text:span text:style-name="T8">Настройка тоже </text:span><text:span text:style-name="T9">раз</text:span><text:span text:style-name="T8">личается в разных дистрибутивах, </text:span><text:span text:style-name="T9">но есть важное отличие от других ОС: настроить можно все, что угодно, настолько тонко, насколько это вообще возможно. Это качество </text:span><text:soft-page-break/><text:span text:style-name="T9">очень востребовано в корпоративной среде.</text:span></text:p>
            <text:p text:style-name="P11"/>
            <text:p text:style-name="P21"><text:span text:style-name="T9">У</text:span><text:span text:style-name="T5">становка приложений упрощается наличием единого менеджера пакетов.</text:span></text:p>
          </table:table-cell>
          <table:table-cell table:style-name="Таблица1.F2" office:value-type="string">
            <text:p text:style-name="P17"><text:span text:style-name="T8">По праву считается самой </text:span><text:span text:style-name="T9">стабильной</text:span><text:span text:style-name="T8"> ОС, </text:span><text:span text:style-name="T9">поэтому чрезвычайно популярна в корпоративной среде. Однако, для достижения стабильности придется поработать, занимаясь той самой тонкой настройкой и отладкой системы, которой так не хочется заниматься обывателям. В компаниях этим обычно занимаются специально обученные инженеры.</text:span></text:p>
            <text:p text:style-name="P12"/>
            <text:p text:style-name="P20"><text:span text:style-name="T9">Э</text:span><text:span text:style-name="T5">то важный недостаток для обывателя: гораздо проще пользоваться Windows, которая работает сравнительно </text:span><text:soft-page-break/><text:span text:style-name="T5">стабильно сразу после установки.</text:span></text:p>
          </table:table-cell>
        </table:table-row>
        <table:table-row table:style-name="TableLine94257238545712"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Mac OS</text:p>
          </table:table-cell>
          <table:table-cell table:style-name="Таблица1.C2" office:value-type="string">
            <text:p text:style-name="P6">Рассчитана на установку исключительно на ПК компании Apple. Из-за этого список поддерживаемого оборудования достаточно ограничен.<text:line-break/><text:line-break/>Впрочем, существуют неофициальные сборки «Hackintosh», которые пользователи устанавливают на свои ПК стороннего производства.</text:p>
            <text:p text:style-name="P6"/>
            <text:p text:style-name="P14">Модели Mac, совместимые с macOS Big Sur:</text:p>
            <text:p text:style-name="P6">MacBook (2015 года или новее)</text:p>
            <text:p text:style-name="P6">MacBook Air (2013 года или новее)</text:p>
            <text:p text:style-name="P6"><text:soft-page-break/>MacBook Pro (конца 2013 года или новее)</text:p>
            <text:p text:style-name="P6">Mac mini (2014 года или новее)</text:p>
            <text:p text:style-name="P6">iMac (2014 года или новее)</text:p>
            <text:p text:style-name="P6">iMac Pro (2017 года или новее)</text:p>
            <text:p text:style-name="P6">Mac Pro (2013 года или новее)</text:p>
          </table:table-cell>
          <table:table-cell table:style-name="Таблица1.C2" office:value-type="string">
            <text:p text:style-name="P15"><text:span text:style-name="T6">Исторически считается одной из наиболее </text:span><text:span text:style-name="T7">безопасных</text:span><text:span text:style-name="T6"> систем, т. к. Обладает закрытой архитектурой. </text:span><text:span text:style-name="T7">Тем не менее, в системе постоянно находят уязвимости, исправлять которые приходится инженерам Apple, из-за чего исправления часто задерживаются. Данная проблема характерна для всех продуктов с закрытым исходным кодом.</text:span></text:p>
          </table:table-cell>
          <table:table-cell table:style-name="Таблица1.C2" office:value-type="string">
            <text:p text:style-name="P6">ОС не предназначена для установки вручную, за исключением обновления и поставляется предустановленной на ПК компании Apple.</text:p>
            <text:p text:style-name="P6"/>
            <text:p text:style-name="P6">Простой и дружелюбный интерфейс делает настройку быстрой и простой. Приложения можно скачивать из магазина Mac Appstore.</text:p>
          </table:table-cell>
          <table:table-cell table:style-name="Таблица1.F2" office:value-type="string">
            <text:p text:style-name="P6">Исторически считается одной из наиболее стабильных систем, т. к. Обладает закрытой архитектурой. Благодаря этому число сценариев использования системы снижается, что уменьшае<text:span text:style-name="T17">т</text:span> вероятность её «поломки» пользователем.</text:p>
            <text:p text:style-name="P6"/>
            <text:p text:style-name="P6">Важную роль в обеспечении стабильности также играет ограниченный набор поддерживаемого аппаратного <text:soft-page-break/>обеспечения, под которое система оптимизирована.</text:p>
          </table:table-cell>
        </table:table-row>
      </table:table>
      <text:p text:style-name="P23"/>
      <text:h text:style-name="P24" text:outline-level="2">Задание 2:<text:span text:style-name="T14"> Составление тезауруса по теме «Программное обеспечение»</text:span></text:h>
      <text:p text:style-name="P30"><text:span text:style-name="T14">Тезаурус отсортирован в алфавитном порядке.</text:span></text:p>
      <text:p text:style-name="P30"><text:span text:style-name="T20">Ассемблер</text:span><text:span text:style-name="T14"> – системная программа, осуществляющая ассемблирование (перевод исходной программы на язык Ассемблер).</text:span></text:p>
      <text:p text:style-name="P30"><text:span text:style-name="T20">Ассемблирование</text:span><text:span text:style-name="T14"> – системная программа процесса перевода исходной программы, заданной на машинно-ориентировочном языке (ассемблере), в машинную программу.</text:span></text:p>
      <text:p text:style-name="P30"><text:span text:style-name="T20">Диспетчер (монитор)</text:span><text:span text:style-name="T14"> – основная системная управляющая программа, обеспечивающая взаимодействие входящих в вычислительную систему устройств и программ математического обеспечения в процессе решения задач.</text:span></text:p>
      <text:p text:style-name="P30"><text:span text:style-name="T20">Интерпретатор</text:span><text:span text:style-name="T14"> – системная программа, осуществляющая синтаксический контроль операторов исходной программы и последовательное выполнение ее команд.</text:span></text:p>
      <text:p text:style-name="P30"><text:span text:style-name="T20">Интерпретация</text:span><text:span text:style-name="T14"> – метод выполнения в ЭВМ программы, созданной на языке программирования, без перевода ее в машинную программу.</text:span></text:p>
      <text:p text:style-name="P30"><text:span text:style-name="T20">Компилятор</text:span><text:span text:style-name="T14"> – системная программа, осуществляющая трансляцию всей исходной программы в машинную программу.</text:span></text:p>
      <text:p text:style-name="P30"><text:span text:style-name="T20">Компиляция</text:span><text:span text:style-name="T14"> – метод автоматического составления машинной программы по исходной программе, записанной на язык программирования, выполняемая транслятором-компилятором.</text:span></text:p>
      <text:p text:style-name="P30"><text:span text:style-name="T20">Кросс-система</text:span><text:span text:style-name="T14"> – система программирования, предназначенная для разработки на конкретной ЭВМ машинной программы для ЭВМ другой архитектуры.</text:span></text:p>
      <text:p text:style-name="P30"><text:span text:style-name="T20">Обслуживающая</text:span><text:span text:style-name="T14"> (сервисная) программа – системная программа, предназначенная для реализации протокола взаимодействия центрального процессора с внешним устройством (определение порядка пуска и останова механизмов и процессов, обмена данными и служебной информацией, обнаружения ошибок, сигнализации занятости). Иногда такую программу называют драйвером (водителем) внешнего устройства.</text:span></text:p>
      <text:p text:style-name="P30"><text:soft-page-break/><text:span text:style-name="T20">Операционная система</text:span><text:span text:style-name="T21"> - комплекс управляющих и обрабатывающих программ, которые, с одной стороны, выступают как интерфейс между устройствами вычислительной системы и прикладными программами, а с другой стороны — предназначены для управления устройствами, управления вычислительными процессами, эффективного распределения вычислительных ресурсов между вычислительными процессами и организации надёжных вычислений.</text:span></text:p>
      <text:p text:style-name="P30"><text:span text:style-name="T20">Прикладная программа</text:span><text:span text:style-name="T14"> – алгоритм решения конкретной задачи пользователя, заданный на языке программирования.</text:span></text:p>
      <text:p text:style-name="P30"><text:span text:style-name="T20">Редактор связей</text:span><text:span text:style-name="T14"> – системная программа, объединяющая отдельно оттранслированные объектные модули в один готовый к выполнению модуль (загрузочный).</text:span></text:p>
      <text:p text:style-name="P30"><text:span text:style-name="T20">Сервисная программа</text:span><text:span text:style-name="T14"> – программа, способствующая повышению производительности труда программистов и пользователей, автоматизируя некоторые операции взаимодействия их с компьютером (редакторы: текстовый, графический, экранный).</text:span></text:p>
      <text:p text:style-name="P30"><text:span text:style-name="T20">Системная программа</text:span><text:span text:style-name="T14"> – машинная программа, предназначенная для управления работой ВС, либо для автоматизации программирования.</text:span></text:p>
      <text:p text:style-name="P30"><text:span text:style-name="T20">Транслирующая программа (транслятор)</text:span><text:span text:style-name="T14"> – программа перевода текста с одного языка программирования на машинный язык.</text:span></text:p>
      <text:p text:style-name="P30"><text:span text:style-name="T20">Управляющая программа</text:span><text:span text:style-name="T14"> – системная программа для управления работой МП, обеспечивающая взаимосвязанное функционирование всех устройств ЭВМ при обработке заданий.</text:span></text:p>
      <text:p text:style-name="P30"><text:span text:style-name="T20">Эмуляция</text:span><text:span text:style-name="T14"> – автоматическое составление машинной программы для ЭВМ другой архитектуры по исходной программе, созданной на языке программирования посредством кросс-систем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d10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26T15:38:29.483910179</dc:date>
    <meta:editing-duration>PT2H37M21S</meta:editing-duration>
    <meta:editing-cycles>33</meta:editing-cycles>
    <meta:generator>LibreOffice/7.0.3.1$Linux_X86_64 LibreOffice_project/00$Build-1</meta:generator>
    <meta:document-statistic meta:table-count="1" meta:image-count="0" meta:object-count="0" meta:page-count="6" meta:paragraph-count="77" meta:word-count="1019" meta:character-count="8298" meta:non-whitespace-character-count="7330"/>
  </office:meta>
</office:document-meta>
</file>